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abic Typesetting" style:font-family-complex="Arabic Typesetting" style:font-family-generic="script" style:font-family-generic-complex="script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 style:parent-style-name="Graphics">
      <style:graphic-properties draw:fill="none" draw:stroke="none"/>
    </style:style>
    <style:style style:family="graphic" style:name="a3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abic Typesetting" style:font-family-complex="Arabic Typesetting" style:font-family-generic="script" style:font-family-generic-complex="script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abic Typesetting" style:font-family-complex="Arabic Typesetting" style:font-family-generic="script" style:font-family-generic-complex="script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abic Typesetting" style:font-family-complex="Arabic Typesetting" style:font-family-generic="script" style:font-family-generic-complex="script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abic Typesetting" style:font-family-complex="Arabic Typesetting" style:font-family-generic="script" style:font-family-generic-complex="script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draw:style-name="a336" draw:name="Grafik 3" svg:x="0.11868in" svg:y="1.21354in" svg:width="10in" svg:height="5.07292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39" draw:name="Textfeld 4" svg:x="0.11757in" svg:y="1.82764in" svg:width="0.31415in" svg:height="0.50488in">
          <draw:text-box>
            <text:p text:style-name="a338" text:class-names="" text:cond-style-name=""><text:span text:style-name="a337" text:class-names="">1</text:span></text:p>
          </draw:text-box>
          <svg:title/>
          <svg:desc/>
        </draw:frame>
        <draw:frame draw:id="id65" draw:style-name="a342" draw:name="Textfeld 5" svg:x="0.11757in" svg:y="2.01752in" svg:width="0.31415in" svg:height="0.50488in">
          <draw:text-box>
            <text:p text:style-name="a341" text:class-names="" text:cond-style-name=""><text:span text:style-name="a340" text:class-names="">2</text:span></text:p>
          </draw:text-box>
          <svg:title/>
          <svg:desc/>
        </draw:frame>
        <draw:frame draw:id="id66" draw:style-name="a345" draw:name="Textfeld 6" svg:x="0.11841in" svg:y="4.53749in" svg:width="0.31415in" svg:height="0.50488in">
          <draw:text-box>
            <text:p text:style-name="a344" text:class-names="" text:cond-style-name=""><text:span text:style-name="a343" text:class-names="">3</text:span></text:p>
          </draw:text-box>
          <svg:title/>
          <svg:desc/>
        </draw:frame>
        <draw:frame draw:id="id67" draw:style-name="a348" draw:name="Textfeld 7" svg:x="0.11757in" svg:y="5.16748in" svg:width="0.31415in" svg:height="0.50488in">
          <draw:text-box>
            <text:p text:style-name="a347" text:class-names="" text:cond-style-name=""><text:span text:style-name="a346" text:class-names="">4</text:span></text:p>
          </draw:text-box>
          <svg:title/>
          <svg:desc/>
        </draw:frame>
        <draw:frame draw:id="id68" draw:style-name="a351" draw:name="Textfeld 8" svg:x="3.18962in" svg:y="1.90639in" svg:width="0.31415in" svg:height="0.50488in">
          <draw:text-box>
            <text:p text:style-name="a350" text:class-names="" text:cond-style-name=""><text:span text:style-name="a349" text:class-names="">5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0">
      <draw:frame draw:id="id0" presentation:style-name="a3" draw:name="Titelplatzhalt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3.04.2016</text:date></text:span></text:p>
        </draw:text-box>
        <svg:title/>
        <svg:desc/>
      </draw:frame>
      <draw:frame draw:id="id3" presentation:style-name="a26" draw:name="Fußzeilenplatzhalter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0.75in" svg:y="2.32986in" svg:width="8.5in" svg:height="1.60764in" presentation:class="title" presentation:placeholder="false">
        <draw:text-box>
          <text:p text:style-name="a32" text:class-names="" text:cond-style-name=""><text:span text:style-name="a31" text:class-names="">Titelmasterformat durch Klicken bearbeiten</text:span></text:p>
        </draw:text-box>
        <svg:title/>
        <svg:desc/>
      </draw:frame>
      <draw:frame draw:id="id6" presentation:style-name="a36" draw:name="Untertitel 2" svg:x="1.5in" svg:y="4.25in" svg:width="7in" svg:height="1.91667in" presentation:class="subtitle" presentation:placeholder="false">
        <draw:text-box>
          <text:p text:style-name="a35" text:class-names="" text:cond-style-name=""><text:span text:style-name="a34" text:class-names="">Formatvorlage des Untertitelmasters durch Klicken bearbeiten</text:span></text:p>
        </draw:text-box>
        <svg:title/>
        <svg:desc/>
      </draw:frame>
      <draw:frame draw:id="id7" presentation:style-name="a40" draw:name="Datumsplatzhalter 3" svg:x="0.5in" svg:y="6.95139in" svg:width="2.3333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3.04.2016</text:date></text:span></text:p>
        </draw:text-box>
        <svg:title/>
        <svg:desc/>
      </draw:frame>
      <draw:frame draw:id="id8" presentation:style-name="a43" draw:name="Fußzeilenplatzhalter 4" svg:x="3.41667in" svg:y="6.95139in" svg:width="3.16667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7.16667in" svg:y="6.95139in" svg:width="2.3333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5in" svg:y="0.30035in" svg:width="9in" svg:height="1.25in" presentation:class="title" presentation:placeholder="false">
        <draw:text-box>
          <text:p text:style-name="a49" text:class-names="" text:cond-style-name=""><text:span text:style-name="a48" text:class-names="">Titelmasterformat durch Klicken bearbeiten</text:span></text:p>
        </draw:text-box>
        <svg:title/>
        <svg:desc/>
      </draw:frame>
      <draw:frame draw:id="id11" presentation:style-name="a66" draw:name="Inhaltsplatzhalter 2" svg:x="0.5in" svg:y="1.75in" svg:width="9in" svg:height="4.949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Textmaster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3.04.2016</text:date></text:span></text:p>
        </draw:text-box>
        <svg:title/>
        <svg:desc/>
      </draw:frame>
      <draw:frame draw:id="id13" presentation:style-name="a73" draw:name="Fußzeilenplatzhalter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78993in" svg:y="4.81944in" svg:width="8.5in" svg:height="1.48958in" presentation:class="title" presentation:placeholder="false">
        <draw:text-box>
          <text:p text:style-name="a79" text:class-names="" text:cond-style-name=""><text:span text:style-name="a78" text:class-names="">Titelmasterformat durch Klicken bearbeiten</text:span></text:p>
        </draw:text-box>
        <svg:title/>
        <svg:desc/>
      </draw:frame>
      <draw:frame draw:id="id16" presentation:style-name="a84" draw:name="Textplatzhalter 2" svg:x="0.78993in" svg:y="3.17882in" svg:width="8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Textmaster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5in" svg:y="6.95139in" svg:width="2.3333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3.04.2016</text:date></text:span></text:p>
        </draw:text-box>
        <svg:title/>
        <svg:desc/>
      </draw:frame>
      <draw:frame draw:id="id18" presentation:style-name="a91" draw:name="Fußzeilenplatzhalter 4" svg:x="3.41667in" svg:y="6.95139in" svg:width="3.16667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7.16667in" svg:y="6.95139in" svg:width="2.3333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5in" svg:y="0.30035in" svg:width="9in" svg:height="1.25in" presentation:class="title" presentation:placeholder="false">
        <draw:text-box>
          <text:p text:style-name="a97" text:class-names="" text:cond-style-name=""><text:span text:style-name="a96" text:class-names="">Titelmasterformat durch Klicken bearbeiten</text:span></text:p>
        </draw:text-box>
        <svg:title/>
        <svg:desc/>
      </draw:frame>
      <draw:frame draw:id="id21" presentation:style-name="a114" draw:name="Inhaltsplatzhalter 2" svg:x="0.5in" svg:y="1.75in" svg:width="4.4166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Textmaster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5.08333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5in" svg:y="6.95139in" svg:width="2.3333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3.04.2016</text:date></text:span></text:p>
        </draw:text-box>
        <svg:title/>
        <svg:desc/>
      </draw:frame>
      <draw:frame draw:id="id24" presentation:style-name="a137" draw:name="Fußzeilenplatzhalter 5" svg:x="3.41667in" svg:y="6.95139in" svg:width="3.16667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7.16667in" svg:y="6.95139in" svg:width="2.3333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5in" svg:y="0.30035in" svg:width="9in" svg:height="1.25in" presentation:class="title" presentation:placeholder="false">
        <draw:text-box>
          <text:p text:style-name="a143" text:class-names="" text:cond-style-name=""><text:span text:style-name="a142" text:class-names="">Titelmasterformat durch Klicken bearbeiten</text:span></text:p>
        </draw:text-box>
        <svg:title/>
        <svg:desc/>
      </draw:frame>
      <draw:frame draw:id="id27" presentation:style-name="a148" draw:name="Textplatzhalter 2" svg:x="0.5in" svg:y="1.67882in" svg:width="4.4184in" svg:height="0.6996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Textmaster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5in" svg:y="2.37847in" svg:width="4.4184in" svg:height="4.3211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Textmaster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5.07986in" svg:y="1.67882in" svg:width="4.42014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Textmaster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5.07986in" svg:y="2.37847in" svg:width="4.42014in" svg:height="4.3211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Textmaster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3.04.2016</text:date></text:span></text:p>
        </draw:text-box>
        <svg:title/>
        <svg:desc/>
      </draw:frame>
      <draw:frame draw:id="id32" presentation:style-name="a191" draw:name="Fußzeilenplatzhalter 7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5in" svg:y="0.30035in" svg:width="9in" svg:height="1.25in" presentation:class="title" presentation:placeholder="false">
        <draw:text-box>
          <text:p text:style-name="a197" text:class-names="" text:cond-style-name=""><text:span text:style-name="a196" text:class-names="">Titelmasterformat durch Klicken bearbeiten</text:span></text:p>
        </draw:text-box>
        <svg:title/>
        <svg:desc/>
      </draw:frame>
      <draw:frame draw:id="id35" presentation:style-name="a202" draw:name="Datumsplatzhalter 2" svg:x="0.5in" svg:y="6.95139in" svg:width="2.3333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3.04.2016</text:date></text:span></text:p>
        </draw:text-box>
        <svg:title/>
        <svg:desc/>
      </draw:frame>
      <draw:frame draw:id="id36" presentation:style-name="a205" draw:name="Fußzeilenplatzhalter 3" svg:x="3.41667in" svg:y="6.95139in" svg:width="3.16667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5in" svg:y="6.95139in" svg:width="2.3333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3.04.2016</text:date></text:span></text:p>
        </draw:text-box>
        <svg:title/>
        <svg:desc/>
      </draw:frame>
      <draw:frame draw:id="id39" presentation:style-name="a216" draw:name="Fußzeilenplatzhalter 2" svg:x="3.41667in" svg:y="6.95139in" svg:width="3.16667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5in" svg:y="0.29861in" svg:width="3.28993in" svg:height="1.27083in" presentation:class="title" presentation:placeholder="false">
        <draw:text-box>
          <text:p text:style-name="a222" text:class-names="" text:cond-style-name=""><text:span text:style-name="a221" text:class-names="">Titelmasterformat durch Klicken bearbeiten</text:span></text:p>
        </draw:text-box>
        <svg:title/>
        <svg:desc/>
      </draw:frame>
      <draw:frame draw:id="id42" presentation:style-name="a239" draw:name="Inhaltsplatzhalter 2" svg:x="3.90972in" svg:y="0.29861in" svg:width="5.59028in" svg:height="6.4010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Textmaster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5in" svg:y="1.56944in" svg:width="3.28993in" svg:height="5.1302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Textmaster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5in" svg:y="6.95139in" svg:width="2.3333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3.04.2016</text:date></text:span></text:p>
        </draw:text-box>
        <svg:title/>
        <svg:desc/>
      </draw:frame>
      <draw:frame draw:id="id45" presentation:style-name="a250" draw:name="Fußzeilenplatzhalter 5" svg:x="3.41667in" svg:y="6.95139in" svg:width="3.16667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7.16667in" svg:y="6.95139in" svg:width="2.3333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1.96007in" svg:y="5.25in" svg:width="6in" svg:height="0.61979in" presentation:class="title" presentation:placeholder="false">
        <draw:text-box>
          <text:p text:style-name="a256" text:class-names="" text:cond-style-name=""><text:span text:style-name="a255" text:class-names="">Titelmasterformat durch Klicken bearbeiten</text:span></text:p>
        </draw:text-box>
        <svg:title/>
        <svg:desc/>
      </draw:frame>
      <draw:frame draw:id="id48" presentation:style-name="a260" draw:name="Bildplatzhalter 2" svg:x="1.96007in" svg:y="0.67014in" svg:width="6in" svg:height="4.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1.96007in" svg:y="5.86979in" svg:width="6in" svg:height="0.88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Textmaster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3.04.2016</text:date></text:span></text:p>
        </draw:text-box>
        <svg:title/>
        <svg:desc/>
      </draw:frame>
      <draw:frame draw:id="id51" presentation:style-name="a271" draw:name="Fußzeilenplatzhalter 5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5in" svg:y="0.30035in" svg:width="9in" svg:height="1.25in" presentation:class="title" presentation:placeholder="false">
        <draw:text-box>
          <text:p text:style-name="a277" text:class-names="" text:cond-style-name=""><text:span text:style-name="a276" text:class-names="">Titelmasterformat durch Klicken bearbeiten</text:span></text:p>
        </draw:text-box>
        <svg:title/>
        <svg:desc/>
      </draw:frame>
      <draw:frame draw:id="id54" presentation:style-name="a294" draw:name="Vertikaler Textplatzhalter 2" svg:x="0.5in" svg:y="1.75in" svg:width="9in" svg:height="4.949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Textmaster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5in" svg:y="6.95139in" svg:width="2.3333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3.04.2016</text:date></text:span></text:p>
        </draw:text-box>
        <svg:title/>
        <svg:desc/>
      </draw:frame>
      <draw:frame draw:id="id56" presentation:style-name="a301" draw:name="Fußzeilenplatzhalter 4" svg:x="3.41667in" svg:y="6.95139in" svg:width="3.16667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7.16667in" svg:y="6.95139in" svg:width="2.3333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7.25in" svg:y="0.30035in" svg:width="2.25in" svg:height="6.39931in" presentation:class="title" presentation:placeholder="false">
        <draw:text-box>
          <text:p text:style-name="a307" text:class-names="" text:cond-style-name=""><text:span text:style-name="a306" text:class-names="">Titelmasterformat durch Klicken bearbeiten</text:span></text:p>
        </draw:text-box>
        <svg:title/>
        <svg:desc/>
      </draw:frame>
      <draw:frame draw:id="id59" presentation:style-name="a324" draw:name="Vertikaler Textplatzhalter 2" svg:x="0.5in" svg:y="0.30035in" svg:width="6.58333in" svg:height="6.3993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Textmaster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3.04.2016</text:date></text:span></text:p>
        </draw:text-box>
        <svg:title/>
        <svg:desc/>
      </draw:frame>
      <draw:frame draw:id="id61" presentation:style-name="a331" draw:name="Fußzeilenplatzhalter 4" svg:x="3.41667in" svg:y="6.95139in" svg:width="3.16667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7.16667in" svg:y="6.95139in" svg:width="2.3333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äsentation</dc:title>
    <meta:initial-creator>Rainer Grimm</meta:initial-creator>
    <dc:creator>Rainer Grimm</dc:creator>
    <meta:creation-date>2016-04-03T09:29:12Z</meta:creation-date>
    <dc:date>2016-04-04T07:12:37Z</dc:date>
    <meta:editing-cycles>1</meta:editing-cycles>
    <meta:editing-duration>PT0S</meta:editing-duration>
    <meta:document-statistic meta:paragraph-count="5" meta:word-count="5"/>
  </office:meta>
</office:document-meta>
</file>